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UtilsTests.encod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UtilsTests.extractFil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UtilsTests.encod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Utils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UtilsTests.encod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decodeInvali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encod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Tests.encode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encodePath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encode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UtilsTests.encod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UtilsTests.encode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